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3.211cm" svg:height="16.367cm" svg:x="-2.606cm" svg:y="-0.309cm">
          <draw:object xlink:href="../ole_icon.odp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0T14:00:22.559000000</meta:creation-date>
    <dc:date>2023-01-23T10:11:05.520000000</dc:date>
    <meta:editing-duration>PT2M5S</meta:editing-duration>
    <meta:editing-cycles>2</meta:editing-cycles>
    <meta:generator>LibreOfficeDev/7.6.0.0.alpha0$Windows_X86_64 LibreOffice_project/c1d50d738fd9fcae5e621efcd687121ef5219f1f</meta:generator>
    <meta:document-statistic meta:object-count="24"/>
  </office:meta>
</office:document-meta>
</file>